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6346in"/>
    </style:style>
    <style:style style:name="co25" style:family="table-column">
      <style:table-column-properties fo:break-before="auto" style:column-width="0.2071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0.661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0.6445in"/>
    </style:style>
    <style:style style:name="co31" style:family="table-column">
      <style:table-column-properties fo:break-before="auto" style:column-width="1.1138in"/>
    </style:style>
    <style:style style:name="co32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3, 2009, 09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ypeErrorTests</text:p>
          </table:table-cell>
          <table:table-cell table:style-name="ce7"/>
          <table:table-cell office:value-type="string">
            <text:p>testField1</text:p>
          </table:table-cell>
          <table:table-cell table:number-columns-repeated="253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7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7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22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5T21:55:54</dc:date>
    <meta:editing-cycles>185</meta:editing-cycles>
    <meta:editing-duration>PT260H00M30S</meta:editing-duration>
    <meta:document-statistic meta:table-count="8" meta:cell-count="1273" meta:object-count="0"/>
    <meta:user-defined meta:name="Info 1"/>
    <meta:user-defined meta:name="Info 2"/>
    <meta:user-defined meta:name="Info 3"/>
    <meta:user-defined meta:name="Info 4"/>
  </office:meta>
</office:document-meta>
</file>